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1252in" fo:margin-right="0in" fo:margin-top="0in" fo:margin-bottom="0in" loext:contextual-spacing="false" fo:line-height="115%" fo:text-align="justify" style:justify-single-word="false" fo:orphans="2" fo:widows="2" fo:text-indent="0in" style:auto-text-indent="false"/>
      <style:text-properties style:font-name="times new roman" fo:font-size="12pt" officeooo:paragraph-rsid="00118a5f" style:font-size-asian="12pt" style:font-size-complex="12pt"/>
    </style:style>
    <style:style style:name="P2" style:family="paragraph" style:parent-style-name="Standard">
      <style:paragraph-properties fo:margin-left="0.1252in" fo:margin-right="0in" fo:margin-top="0in" fo:margin-bottom="0in" loext:contextual-spacing="false" fo:line-height="115%" fo:text-align="justify" style:justify-single-word="false" fo:orphans="2" fo:widows="2" fo:text-indent="0in" style:auto-text-indent="false"/>
      <style:text-properties style:font-name="times new roman" fo:font-size="12pt" officeooo:paragraph-rsid="0011a848" style:font-size-asian="12pt" style:font-size-complex="12pt"/>
    </style:style>
    <style:style style:name="P3" style:family="paragraph" style:parent-style-name="Standard">
      <style:paragraph-properties fo:margin-left="0.1252in" fo:margin-right="0in" fo:margin-top="0in" fo:margin-bottom="0in" loext:contextual-spacing="false" fo:line-height="115%" fo:text-align="justify" style:justify-single-word="false" fo:orphans="2" fo:widows="2" fo:text-indent="0in" style:auto-text-indent="false"/>
      <style:text-properties style:font-name="times new roman" fo:font-size="12pt" officeooo:paragraph-rsid="001138d6" style:font-size-asian="12pt" style:font-size-complex="12pt"/>
    </style:style>
    <style:style style:name="P4" style:family="paragraph" style:parent-style-name="Standard">
      <style:paragraph-properties fo:margin-left="0.1252in" fo:margin-right="0in" fo:margin-top="0in" fo:margin-bottom="0in" loext:contextual-spacing="false" fo:line-height="115%" fo:text-align="justify" style:justify-single-word="false" fo:orphans="2" fo:widows="2" fo:text-indent="0in" style:auto-text-indent="false"/>
      <style:text-properties fo:font-variant="normal" fo:text-transform="none" style:font-name="times new roman" fo:font-size="12pt" fo:letter-spacing="normal" fo:font-style="normal" fo:font-weight="bold" officeooo:rsid="00118a5f" officeooo:paragraph-rsid="00118a5f" fo:background-color="transparent" style:font-size-asian="12pt" style:font-size-complex="12pt" loext:padding="0in" loext:border="none"/>
    </style:style>
    <style:style style:name="P5" style:family="paragraph" style:parent-style-name="Standard">
      <style:paragraph-properties fo:margin-left="0.1252in" fo:margin-right="0in" fo:margin-top="0in" fo:margin-bottom="0in" loext:contextual-spacing="false" fo:line-height="115%"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normal" officeooo:paragraph-rsid="00118a5f" fo:background-color="transparent" style:font-size-asian="12pt" style:font-size-complex="12pt" loext:padding="0in" loext:border="none"/>
    </style:style>
    <style:style style:name="P6" style:family="paragraph" style:parent-style-name="Standard">
      <style:paragraph-properties fo:margin-left="0.1252in" fo:margin-right="0in" fo:margin-top="0in" fo:margin-bottom="0in" loext:contextual-spacing="false" fo:line-height="115%"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normal" officeooo:paragraph-rsid="001138d6" fo:background-color="transparent" style:font-size-asian="12pt" style:font-size-complex="12pt" loext:padding="0in" loext:border="none"/>
    </style:style>
    <style:style style:name="P7" style:family="paragraph" style:parent-style-name="Text_20_body">
      <style:paragraph-properties fo:break-before="page"/>
      <style:text-properties officeooo:paragraph-rsid="0013b671"/>
    </style:style>
    <style:style style:name="P8" style:family="paragraph" style:parent-style-name="Text_20_body">
      <style:text-properties officeooo:paragraph-rsid="0013b671"/>
    </style:style>
    <style:style style:name="P9" style:family="paragraph" style:parent-style-name="Text_20_body">
      <style:text-properties officeooo:paragraph-rsid="00157752"/>
    </style:style>
    <style:style style:name="P10" style:family="paragraph" style:parent-style-name="Text_20_body">
      <style:text-properties officeooo:paragraph-rsid="00164520"/>
    </style:style>
    <style:style style:name="P11" style:family="paragraph" style:parent-style-name="Text_20_body">
      <style:text-properties officeooo:paragraph-rsid="00177a8d"/>
    </style:style>
    <style:style style:name="P12" style:family="paragraph" style:parent-style-name="Standard">
      <style:paragraph-properties fo:margin-left="0.1252in" fo:margin-right="0in" fo:margin-top="0in" fo:margin-bottom="0in" loext:contextual-spacing="false" fo:line-height="115%" fo:text-align="justify" style:justify-single-word="false" fo:orphans="2" fo:widows="2" fo:text-indent="0in" style:auto-text-indent="false"/>
      <style:text-properties style:font-name="times new roman" fo:font-size="12pt" officeooo:paragraph-rsid="001f5736" style:font-size-asian="12pt" style:font-size-complex="12pt"/>
    </style:style>
    <style:style style:name="T1" style:family="text">
      <style:text-properties fo:font-variant="normal" fo:text-transform="none" fo:color="#000000" fo:letter-spacing="normal" fo:font-style="normal" fo:font-weight="normal" fo:background-color="transparent" loext:char-shading-value="0" loext:padding="0in" loext:border="none"/>
    </style:style>
    <style:style style:name="T2" style:family="text">
      <style:text-properties fo:font-variant="normal" fo:text-transform="none" fo:color="#000000" fo:letter-spacing="normal" fo:font-style="normal" fo:font-weight="normal" officeooo:rsid="000ffeff" fo:background-color="transparent" loext:char-shading-value="0" loext:padding="0in" loext:border="none"/>
    </style:style>
    <style:style style:name="T3" style:family="text">
      <style:text-properties fo:font-variant="normal" fo:text-transform="none" fo:color="#000000" fo:letter-spacing="normal" fo:font-style="normal" fo:font-weight="normal" officeooo:rsid="001138d6" fo:background-color="transparent" loext:char-shading-value="0" loext:padding="0in" loext:border="none"/>
    </style:style>
    <style:style style:name="T4" style:family="text">
      <style:text-properties fo:font-variant="normal" fo:text-transform="none" fo:color="#000000" fo:letter-spacing="normal" fo:font-style="normal" fo:font-weight="normal" officeooo:rsid="00118a5f" fo:background-color="transparent" loext:char-shading-value="0" loext:padding="0in" loext:border="none"/>
    </style:style>
    <style:style style:name="T5" style:family="text">
      <style:text-properties fo:font-variant="normal" fo:text-transform="none" fo:color="#000000" fo:letter-spacing="normal" fo:font-style="normal" fo:font-weight="normal" officeooo:rsid="0011a848" fo:background-color="transparent" loext:char-shading-value="0" loext:padding="0in" loext:border="none"/>
    </style:style>
    <style:style style:name="T6" style:family="text">
      <style:text-properties fo:font-variant="normal" fo:text-transform="none" fo:color="#000000" fo:letter-spacing="normal" fo:font-style="normal" fo:font-weight="normal" officeooo:rsid="001f5736" fo:background-color="transparent" loext:char-shading-value="0" loext:padding="0in" loext:border="none"/>
    </style:style>
    <style:style style:name="T7" style:family="text">
      <style:text-properties fo:font-variant="normal" fo:text-transform="none" fo:color="#000000" fo:letter-spacing="normal" fo:font-style="normal" fo:font-weight="normal" officeooo:rsid="001f9be3" fo:background-color="transparent" loext:char-shading-value="0" loext:padding="0in" loext:border="none"/>
    </style:style>
    <style:style style:name="T8" style:family="text">
      <style:text-properties fo:font-variant="normal" fo:text-transform="none" fo:color="#000000" fo:letter-spacing="normal" fo:font-style="normal" fo:font-weight="bold" officeooo:rsid="0011a848" fo:background-color="transparent" loext:char-shading-value="0" style:font-weight-asian="bold" style:font-weight-complex="bold" loext:padding="0in" loext:border="none"/>
    </style:style>
    <style:style style:name="T9" style:family="text">
      <style:text-properties fo:font-variant="normal" fo:text-transform="none" fo:color="#000000" fo:letter-spacing="normal" fo:font-style="normal" fo:font-weight="bold" fo:background-color="transparent" loext:char-shading-value="0" style:font-weight-asian="bold" style:font-weight-complex="bold" loext:padding="0in" loext:border="none"/>
    </style:style>
    <style:style style:name="T10" style:family="text">
      <style:text-properties fo:font-variant="normal" fo:text-transform="none" fo:color="#000000" fo:letter-spacing="normal" fo:font-style="normal" fo:font-weight="bold" officeooo:rsid="001f5736" fo:background-color="transparent" loext:char-shading-value="0" style:font-weight-asian="bold" style:font-weight-complex="bold" loext:padding="0in" loext:border="none"/>
    </style:style>
    <style:style style:name="T11" style:family="text">
      <style:text-properties fo:font-variant="normal" fo:text-transform="none" fo:color="#000000" fo:letter-spacing="normal" fo:font-style="normal" fo:font-weight="bold" officeooo:rsid="0011a848" fo:background-color="#fff200" loext:char-shading-value="0" style:font-weight-asian="bold" style:font-weight-complex="bold" loext:padding="0in" loext:border="none"/>
    </style:style>
    <style:style style:name="T12" style:family="text">
      <style:text-properties fo:font-variant="normal" fo:text-transform="none" fo:color="#000000" fo:letter-spacing="normal" fo:font-style="normal" fo:font-weight="bold" officeooo:rsid="0011a848" fo:background-color="#fff200" loext:char-shading-value="0" style:font-weight-asian="bold" style:font-weight-complex="bold" loext:padding="0in" loext:border="none"/>
    </style:style>
    <style:style style:name="T13" style:family="text">
      <style:text-properties fo:font-variant="normal" fo:text-transform="none" fo:color="#000000" fo:letter-spacing="normal" fo:font-style="normal" fo:font-weight="bold" fo:background-color="#fff200" loext:char-shading-value="0" style:font-weight-asian="bold" style:font-weight-complex="bold" loext:padding="0in" loext:border="none"/>
    </style:style>
    <style:style style:name="T14" style:family="text">
      <style:text-properties fo:font-variant="normal" fo:text-transform="none" fo:color="#000000" fo:letter-spacing="normal" fo:font-style="normal" fo:font-weight="bold" fo:background-color="#fff200" loext:char-shading-value="0" style:font-weight-asian="bold" style:font-weight-complex="bold" loext:padding="0in" loext:border="none"/>
    </style:style>
    <style:style style:name="T15" style:family="text">
      <style:text-properties fo:font-variant="normal" fo:text-transform="none" fo:color="#000000" fo:letter-spacing="normal" fo:font-style="normal" fo:font-weight="bold" officeooo:rsid="001f5736" fo:background-color="#fff200" loext:char-shading-value="0" style:font-weight-asian="bold" style:font-weight-complex="bold" loext:padding="0in" loext:border="none"/>
    </style:style>
    <style:style style:name="T16" style:family="text">
      <style:text-properties fo:font-variant="normal" fo:text-transform="none" fo:color="#000000" fo:letter-spacing="normal" fo:font-style="normal" fo:font-weight="bold" officeooo:rsid="001f5736" fo:background-color="#fff200" loext:char-shading-value="0" style:font-weight-asian="bold" style:font-weight-complex="bold" loext:padding="0in" loext:border="none"/>
    </style:style>
    <style:style style:name="T17" style:family="text">
      <style:text-properties fo:font-variant="normal" fo:text-transform="none" fo:letter-spacing="normal" fo:font-style="normal" fo:font-weight="bold" fo:background-color="transparent" loext:char-shading-value="0" loext:padding="0in" loext:border="none"/>
    </style:style>
    <style:style style:name="T18" style:family="text">
      <style:text-properties fo:font-variant="normal" fo:text-transform="none" fo:letter-spacing="normal" fo:font-style="normal" fo:font-weight="bold" officeooo:rsid="00118a5f" fo:background-color="transparent" loext:char-shading-value="0" loext:padding="0in" loext:border="none"/>
    </style:style>
    <style:style style:name="T19" style:family="text">
      <style:text-properties fo:font-variant="normal" fo:text-transform="none" fo:letter-spacing="normal" fo:font-style="normal" fo:font-weight="normal" fo:background-color="transparent" loext:char-shading-value="0" style:font-weight-asian="normal" style:font-weight-complex="normal" loext:padding="0in" loext:border="none"/>
    </style:style>
    <style:style style:name="T20" style:family="text">
      <style:text-properties officeooo:rsid="00127a20"/>
    </style:style>
    <style:style style:name="T21" style:family="text">
      <style:text-properties officeooo:rsid="00157752"/>
    </style:style>
    <style:style style:name="T22" style:family="text">
      <style:text-properties officeooo:rsid="00164520"/>
    </style:style>
    <style:style style:name="T23" style:family="text">
      <style:text-properties officeooo:rsid="00177a8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text:tab/>I</text:span><text:span text:style-name="T1">n order to understand what a software tester or quality assurance analyst does, you first need to understand the process by which the software is conceptualized, developed, and maintained. </text:span><text:span text:style-name="T4">T</text:span><text:span text:style-name="T1">his process is known as software development life cycle </text:span><text:span text:style-name="T19">or</text:span><text:span text:style-name="T17"> the SDLC. </text:span></text:p>
      <text:p text:style-name="P4"/>
      <text:p text:style-name="P1"><text:span text:style-name="T18">T</text:span><text:span text:style-name="T17">here are </text:span><text:span text:style-name="T18">7</text:span><text:span text:style-name="T17"> key points </text:span><text:span text:style-name="T1">to understanding software development life cycle phase.</text:span></text:p>
      <text:p text:style-name="P1"><text:span text:style-name="T4">1. P</text:span><text:span text:style-name="T1">lanning phase </text:span></text:p>
      <text:p text:style-name="P1"><text:span text:style-name="T4">2. R</text:span><text:span text:style-name="T1">equirement analysis phase </text:span></text:p>
      <text:p text:style-name="P1"><text:span text:style-name="T4">3. D</text:span><text:span text:style-name="T1">esign phase </text:span></text:p>
      <text:p text:style-name="P1"><text:span text:style-name="T1">4. </text:span><text:span text:style-name="T4">Im</text:span><text:span text:style-name="T1">plementation and coding phase </text:span></text:p>
      <text:p text:style-name="P1"><text:span text:style-name="T1">5. </text:span><text:span text:style-name="T4">T</text:span><text:span text:style-name="T1">esting phase </text:span></text:p>
      <text:p text:style-name="P1"><text:span text:style-name="T1">6. </text:span><text:span text:style-name="T4">D</text:span><text:span text:style-name="T1">eployment phase </text:span></text:p>
      <text:p text:style-name="P1"><text:span text:style-name="T1">7. </text:span><text:span text:style-name="T4">M</text:span><text:span text:style-name="T1">aintenance </text:span></text:p>
      <text:p text:style-name="P5"/>
      <text:p text:style-name="P2"><text:span text:style-name="T5"><text:tab/>S</text:span><text:span text:style-name="T1">o it all starts with this guy, the customer, he's the guy that has the business idea for our invoice application and the money to get it started. </text:span><text:span text:style-name="T5">H</text:span><text:span text:style-name="T1">e's going to reach out to multiple different tech companies until he finds one that he likes. </text:span><text:span text:style-name="T5">F</text:span><text:span text:style-name="T1">inally, he's going to meet our company's product owner or our project manager. </text:span><text:span text:style-name="T5">T</text:span><text:span text:style-name="T1">hey're going to discuss terms of their agreement sign a deal and accept the project, </text:span><text:span text:style-name="T5">t</text:span><text:span text:style-name="T1">his will move us into the next phase.</text:span></text:p>
      <text:p text:style-name="P2"><text:span text:style-name="T5"><text:tab/></text:span><text:span text:style-name="T12">P</text:span><text:span text:style-name="T14">lanning</text:span><text:span text:style-name="T1"> the requirements together the customer and the product owner will outline the requirements of the application. </text:span><text:span text:style-name="T5">L</text:span><text:span text:style-name="T1">et's imagine that the requirements that they've both agreed upon are as follows;</text:span></text:p>
      <text:p text:style-name="P2"><text:span text:style-name="T5">1. U</text:span><text:span text:style-name="T1">ser registration,</text:span></text:p>
      <text:p text:style-name="P2"><text:span text:style-name="T5">2.</text:span><text:span text:style-name="T1"> </text:span><text:span text:style-name="T6">L</text:span><text:span text:style-name="T1">ogin,</text:span></text:p>
      <text:p text:style-name="P2"><text:span text:style-name="T1">3. </text:span><text:span text:style-name="T6">L</text:span><text:span text:style-name="T1">ogout for the dashboard landing page and so on and so fort...</text:span></text:p>
      <text:p text:style-name="P12"><text:span text:style-name="T5"><text:tab/>T</text:span><text:span text:style-name="T1">hroughout this course will be running multiple iterations of the SDLC to which new requirements and new features will be added, now that we have the outlined requirements let's take them and move on to the requirement analysis phase.</text:span></text:p>
      <text:p text:style-name="P12"><text:span text:style-name="T6"><text:tab/></text:span><text:span text:style-name="T16">Requirement analysis</text:span><text:span text:style-name="T6">, h</text:span><text:span text:style-name="T1">ere's our team operations developers product owners and testers we'll all meet up in an office for a few hours and define each outlined requirement and give more planning details. </text:span><text:span text:style-name="T6">L</text:span><text:span text:style-name="T1">et's start with requirement number one, the user registration will need a user name input field a password field a check box to accept the terms and conditions, a submit button and the ability to save the user into </text:span><text:span text:style-name="T6">the</text:span><text:span text:style-name="T1"> database. </text:span><text:span text:style-name="T6">T</text:span><text:span text:style-name="T1">hen, we'll move to requirement number two, the login will need a login page to allow returning users to log back into our system. </text:span><text:span text:style-name="T6">F</text:span><text:span text:style-name="T1">or this we need another user name input field a password field along with another submit button. </text:span><text:span text:style-name="T6">F</text:span><text:span text:style-name="T1">rom this we'll need to read the users information out of the database and log them into our system. </text:span><text:span text:style-name="T6">R</text:span><text:span text:style-name="T1">equirement number three will require a logout button, usually located around the same area where the user was logging in from, when they press the logout button, a </text:span><text:span text:style-name="T7">function </text:span><text:span text:style-name="T1">should clear their session out of the browser to prevent other people from returning and logging back in to their account. </text:span><text:span text:style-name="T7">F</text:span><text:span text:style-name="T1">inally, requirement number for the dashboard this will essentially be the home page of our application after a new user is registered they should be redirected to the dashboard also when the user logs in with the returning account they should be redirected to the dashboard for a first SDLC I will keep the requirements easy in upcoming videos we'll dive further in with much harder customer requirements once all of the requirements </text:span><text:soft-page-break/><text:span text:style-name="T1">have been analyzed by the team and defined the product owner will take all the defined requirements and create tickets in a project management system from here we'll move into the design phase of the sdlc the design phase takes all the requirements and starts to plan the product the design phase may include the business rules the user interface layouts color schemes but programming languages to use frameworks system server design database relationships architect of the application mobile aspects supported browsers and much more next we'll discuss the implementation and the coding of the application theimplementation and coding phase is where everything starts to become fun the operations team will set up the physical hardware for the servers the developers will start writing the code the designers would continue planning the user interface and the testers will analyze the requirements and start building test cases for their test plans even in this stage testers are incredibly valuable they start to imagine the usability of the application and see how everything flows together sometimes while writing test cases they can discover things don't make sense and help free design fundamental flaws in the early stages of the application next up we'll be discussing one of the most important phases which is the testing phase so why is the testing phase so important imagine that the developer has finished coding some of our new features in our requirements we found that when the user logs out then it's not actually clearing the session in the browser and that another person can walk up to their computer click the login button or click the refresh on the page and they gain access to their account get access to all of their money and start making payments on various things it would be a huge and expensive terrible bug that would get released if we didn't have testers to test these types of things beforehand so what does the tester actually do during the testing phase now that we have the servers all set up and the database is set up developers have finished coding they've given us an application an actual website that we can log into now now we can start testing and executing that our test cases from the test plans that we've created validate that all of the requirements have been met make sure all the functionality is working as expected find as many bugs as we possibly can which could be color scheme is incorrect or there's a user interface bug somewhere the critical issue people not being able to log out may be the users can't even register there's so many mistakes that the developer can make n do make free code so as we're testing we start to find bugs and what we'll do is we'll report them into a bug tracking system which is then assigned to a developer they'll go in and they'll fix the bug fix the issue in the sign up back to us this is called a bug of life cycle you may have noticed that I've mentioned test cases test plans and bugs in the upcoming videos we're going to the bug lifecycle iterating with developers and how to write test plans and test cases up next we'll talk about the deployment phase the depl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setting up the databases for real users seeking up with the development teams and release managers once they've completed all of these tasks our application will go live to real users this brings us to the final phase of the sdlc maintenance so imagine that we've released and our application became so successful we're just getting millions of users logging in and registering and using this application so we need to maintain the servers in the environment they need to monitor the load the stress everything coming on the server's my so <text:s/>many users logging in and using it it doesn't bring down the system maybe we need to make larger servers larger databases maybe we need to get faster <text:s/>computers there's a lot of stuff that goes on during the </text:span><text:soft-page-break/><text:span text:style-name="T1">maintenance phase there will be bugs found in production it's called production support frequently users will email with their <text:s/>ssues and you can stop and investigate what they're complaining about or what their issue is figure it out write up a bug get it resolved and do another deployment to production with issues fixed so to summarize we've discussed planning requirement analysis design implementation and coding testing deployment and maintenance all right awesome that wraps up the video on the SDLC one last thing to say is once we're in the maintenance phase do features will come through new requirements will come through and will restart the whole process again and be able to get new stuff added into our existing application.</text:span></text:p>
      <text:p text:style-name="P6"/>
      <text:p text:style-name="P3"><text:a xlink:type="simple" xlink:href="https://www.youtube.com/watch?v=i-QyW8D3ei0" text:style-name="Internet_20_link" text:visited-style-name="Visited_20_Internet_20_Link">https://www.youtube.com/watch?v=i-QyW8D3ei0</text:a><text:span text:style-name="T1"> </text:span><text:span text:style-name="T3">(from: testaholic)</text:span></text:p>
      <text:p text:style-name="P6"/>
      <text:p text:style-name="P7"><text:span text:style-name="T20">W</text:span>e're going to talk about the software development life cycle, so let's go ahead and get started. <text:span text:style-name="T20">S</text:span>o what exactly is the software development life cycle? <text:span text:style-name="T20">T</text:span>his is referred to as the <text:span text:style-name="T20">SLDC</text:span> and it defines the <text:span text:style-name="T20">g</text:span>eneral steps that are taken to build software by <text:span text:style-name="T20">the</text:span> software development teams. <text:span text:style-name="T20">T</text:span>he <text:span text:style-name="T20">SLDC</text:span> defines the responsibilities for team members. </text:p>
      <text:p text:style-name="P8"><text:span text:style-name="T20"><text:tab/>Du</text:span>ring each step of the phase, now some of these steps may overlap but they generally define the phases of the projects also if some of the steps are not successful the project may fall back to an earlier step so let's go ahead and look at the details of the steps of the <text:span text:style-name="T20">SLDC</text:span> so what are the general steps of the SDLC?</text:p>
      <text:p text:style-name="P9"><text:span text:style-name="T21">F</text:span>easibility study / <text:span text:style-name="T21">R</text:span>equirements analysis / <text:span text:style-name="T21">D</text:span>esign / <text:span text:style-name="T21">C</text:span>oding / <text:span text:style-name="T21">T</text:span>esting stage / <text:span text:style-name="T21">D</text:span>eployment / <text:span text:style-name="T21">O</text:span>perational </text:p>
      <text:p text:style-name="P10"><text:tab/><text:span text:style-name="T22">S</text:span>o let's look at each one of these steps in a little bit more detail. <text:span text:style-name="T22">T</text:span>he first step in the process is the feasibility study the project. <text:span text:style-name="T22">T</text:span>eam will want to answer some key questions at this point, for example, can the project be completed on time, and can it can be completed within the existing budget</text:p>
      <text:p text:style-name="P11">that it's been set aside, for this particular project also with the existing staffed you have the expertise in-house to do this kind of project, or you're gonna have to hire out contractors. <text:span text:style-name="T23">A</text:span>nother key decision that's made at this point is a buy versus build decision, if you have the expertise in-house and it's a custom type of software do you go ahead and build that with internal staff or is there an existing software package that you could buy off-the-shelf that meets your needs, so that's really it for the feasibility study.</text:p>
      <text:p text:style-name="P11"><text:tab/><text:span text:style-name="T23">L</text:span>et's go ahead and move on to the next step the next step in the process is the requirements analysis. <text:span text:style-name="T23">I</text:span>n this phase business analysts will build a complete requirement specification that includes</text:p>
      <text:p text:style-name="Text_20_body">business rules for the system security roles and what different types of people are allowed particular access to the system you'll look at use cases common scenarios of how people are going to use the system. <text:span text:style-name="T23">T</text:span>hey'll generate sample design screens and walk through that with the potential users to make sure that the system will meet their needs and also sample reports are important at this point because reports drive the kind of data that needs to be set into the system. <text:span text:style-name="T23">T</text:span>hey're very important to design at this point so that you make sure that you don't overlook any details. </text:p>
      <text:p text:style-name="Text_20_body"><text:tab/><text:span text:style-name="T23">O</text:span>nce you get to the coding or operational phase and you find out that you've left out some data details it becomes very expensive to rework and redesign the system these requirements are need to be approved by the customer with a formal approval before work begins on the system so that's it for</text:p>
      <text:p text:style-name="Text_20_body">the requirements analysis let's move on to the next step the next step is the design phase in this phase software designers will map the detailed requirements into two major design types the first is of logical design that's how the general components will fit together and what is the overall hierarchy of that design the next type of design is a physical design and this will be detailed things such as database</text:p>
      <text:p text:style-name="Text_20_body">schemas that layout the individual fields and table in the database in their relationship these designs will be reviewed by various departments and it depends on the size of the company but it will be reviewed certainly by software development management an Enterprise Architect if there is an enterprise architecture and most large companies have this type of capability also be looked at by operations personnel to make sure that they can operate the software and support it effectively and also <text:soft-page-break/>these designs will be reviewed by the customer to make sure that everything has been accounted for so that's it for the design faith let's move on to the next step the next step is the coding phase and this is the</text:p>
      <text:p text:style-name="Text_20_body">phase that we usually associate with software development so programmers will begin to work on in code to meet specific business requirements at this time the code is highly targeted to meet specific</text:p>
      <text:p text:style-name="Text_20_body">requirements that are generated from the earlier steps in addition programmers will look to reuse code from previous projects to save time also unit testing will begin at this point so as programmers write individual pieces of code they will build tests that they can run in an automated way to make sure that the system is functioning as expected and they'll layer these tests from the bottom up as their building</text:p>
      <text:p text:style-name="Text_20_body">codes so that they can retest the system at any point in addition many projects will also to begin to do demonstrations at this point to the customers they want to make sure that the software is meeting the needs of the customers and that nothing is overlooked so nobody likes surprises particularly at the end</text:p>
      <text:p text:style-name="Text_20_body">of the project so that's really it for the coding phase let's go ahead and move on to the next step the next step is the testing phase so this is a critical step to ensure that the system works properly we've seen lots of examples over recent years of systems that were deployed and weren't tested properly it's very difficult to recover from that trying to operate the system that has lots of bugs or perhaps it wasn't load tested properly and you get way more usage than that you thought you were in the system begins to fail in multiple ways so there are multiple layers of testing the lowest level is the unit tests and programmers will develop these while they're coding integration tests happens to test interfaces to other systems so as bigger components of the system are completed integration testing will happen to make sure that those interfaces work properly the next type of testing is load testing to make sure that your system can support the anticipated number of users that are going on the system there's been a number of high-profile failures over the last few years where systems were rolled out with lengthy delays performance problems and a real lack of user confidence in the system when you see these types of problems also user acceptance testing happens where the actual users of the system will sit down before the system is released to make sure that it meets their needs so that's really it for the testing phase overlooking this phase can be very difficult to produce a quality product so enough time and money needs to be invested in testing to make sure that your system launch is going to b successful again that's it for the testing phase let's move on to the next step the next step is to deploy the software into production so in this step software is released to the production environment for the users to begin operations complex systems may be rolled out in phases if it's a really large system may be pieces of the system are rolled out one piece at a time and a phased approach to limit the risk of having too large of a system to roll out and having too many problems to address in that phase system outages may be required to perform software and hardware updates a lot of times these types of deployments are done off hours maybe it's done on a holiday weekend or late at night or very early in the morning so you want to deploy the software when there's very limited usage on the system so that's it for the deployments stage let's go ahead and move on to the last step of the process so the last step of the process is the operational and maintenance phase support operations will begin at this point to ensure the smooth operation of the system a help desk is usually formed to support users and problems and</text:p>
      <text:p text:style-name="Text_20_body"><text:soft-page-break/>questions as they happen as well as operational support from the software and development teams software fixes are developed at this point and routine patching and maintenance operations begins so things like patching operating system updates routine software updates all of these</text:p>
      <text:p text:style-name="Text_20_body">things occur during the operational and</text:p>
      <text:p text:style-name="Text_20_body">maintenance phase so that's the last</text:p>
      <text:p text:style-name="Text_20_body">step of the process so let's go ahead</text:p>
      <text:p text:style-name="Text_20_body">and look at a wrap-up of the sdlc so why</text:p>
      <text:p text:style-name="Text_20_body">is the SDLC referred to as a cycle the</text:p>
      <text:p text:style-name="Text_20_body">process moves from one step to the other</text:p>
      <text:p text:style-name="Text_20_body">and there's also a feedback loop to</text:p>
      <text:p text:style-name="Text_20_body">accommodate changes and/or failures so</text:p>
      <text:p text:style-name="Text_20_body">if you fail in one particular step so</text:p>
      <text:p text:style-name="Text_20_body">maybe you run into problems and coding</text:p>
      <text:p text:style-name="Text_20_body">you may have to move back to the</text:p>
      <text:p text:style-name="Text_20_body">requirements analysis phase to fix that</text:p>
      <text:p text:style-name="Text_20_body">also the entire process will repeat</text:p>
      <text:p text:style-name="Text_20_body">itself for major releases so once you're</text:p>
      <text:p text:style-name="Text_20_body">in operations many of your users or your</text:p>
      <text:p text:style-name="Text_20_body">business will change and their</text:p>
      <text:p text:style-name="Text_20_body">anticipated new features that need to be</text:p>
      <text:p text:style-name="Text_20_body">developed for the system so the entire</text:p>
      <text:p text:style-name="Text_20_body">process will start all the way over</text:p>
      <text:p text:style-name="Text_20_body">again for the next release so that's</text:p>
      <text:p text:style-name="Text_20_body">really it for the software development</text:p>
      <text:p text:style-name="Text_20_body">cycle let's go ahead and look at the</text:p>
      <text:p text:style-name="Text_20_body">summary of what we've talked about in</text:p>
      <text:p text:style-name="Text_20_body">this lesson</text:p>
      <text:p text:style-name="Text_20_body">in summary the SDLC has multiple</text:p>
      <text:p text:style-name="Text_20_body">distinct steps or phases these processes</text:p>
      <text:p text:style-name="Text_20_body">help software development teams plan</text:p>
      <text:p text:style-name="Text_20_body"><text:soft-page-break/>their activities in addition some</text:p>
      <text:p text:style-name="Text_20_body">companies may add additional steps that</text:p>
      <text:p text:style-name="Text_20_body">meet their specific needs they have may</text:p>
      <text:p text:style-name="Text_20_body">have particular processes that they have</text:p>
      <text:p text:style-name="Text_20_body">found to help them be more successful</text:p>
      <text:p text:style-name="Text_20_body">we've talked about that some steps may</text:p>
      <text:p text:style-name="Text_20_body">be repeated to accommodate changes or</text:p>
      <text:p text:style-name="Text_20_body">failures and you may need to roll back</text:p>
      <text:p text:style-name="Text_20_body">to a previous phase even if you're not a</text:p>
      <text:p text:style-name="Text_20_body">software developer you may be involved</text:p>
      <text:p text:style-name="Text_20_body">in this process lots of large</text:p>
      <text:p text:style-name="Text_20_body">development efforts happen in companies</text:p>
      <text:p text:style-name="Text_20_body">all the time and customers are involved</text:p>
      <text:p text:style-name="Text_20_body">in this as well as people from testing</text:p>
      <text:p text:style-name="Text_20_body">operations product people all kinds of</text:p>
      <text:p text:style-name="Text_20_body">people and the odds are if you work in a</text:p>
      <text:p text:style-name="Text_20_body">large corporation you're probably going</text:p>
      <text:p text:style-name="Text_20_body">to be involved in this process in some</text:p>
      <text:p text:style-name="Text_20_body">way so that's really it for this lesson</text:p>
      <text:p text:style-name="Text_20_body">thank you so much</text:p>
      <text:p text:style-name="Text_20_body">and I'll see you in the next lesson</text:p>
      <text:p text:style-name="Text_20_body">goodbye thank you for watching this</text:p>
      <text:p text:style-name="Text_20_body">video if you liked the video please hit</text:p>
      <text:p text:style-name="Text_20_body">the like button if you want to see more</text:p>
      <text:p text:style-name="Text_20_body">content like this hit the subscribe</text:p>
      <text:p text:style-name="Text_20_body">button you can also take this class for</text:p>
      <text:p text:style-name="Text_20_body">free on Skillshare the link is in the</text:p>
      <text:p text:style-name="Text_20_body">description in addition to getting the</text:p>
      <text:p text:style-name="Text_20_body">class for free you also get two months</text:p>
      <text:p text:style-name="Text_20_body">of Skillshare premium and access to all</text:p>
      <text:p text:style-name="Text_20_body"><text:soft-page-break/>the thousands of classes on Skillshare</text:p>
      <text:p text:style-name="Text_20_body">thanks again and I'll see you again soon</text:p>
      <text:p text:style-name="Text_20_body"/>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8T07:35:02.330822062</meta:creation-date>
    <dc:date>2021-06-28T12:29:49.028724847</dc:date>
    <meta:editing-duration>PT1H18M3S</meta:editing-duration>
    <meta:editing-cycles>9</meta:editing-cycles>
    <meta:generator>LibreOffice/6.1.5.2$Linux_X86_64 LibreOffice_project/10$Build-2</meta:generator>
    <meta:document-statistic meta:table-count="0" meta:image-count="0" meta:object-count="0" meta:page-count="8" meta:paragraph-count="91" meta:word-count="3142" meta:character-count="17894" meta:non-whitespace-character-count="14820"/>
  </office:meta>
</office:document-meta>
</file>